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ddddd" draw:textarea-horizontal-align="justify" draw:textarea-vertical-align="middle" draw:auto-grow-height="false" fo:min-height="3.809cm" fo:min-width="32.047cm"/>
    </style:style>
    <style:style style:name="gr2" style:family="graphic" style:parent-style-name="standard">
      <style:graphic-properties draw:stroke="none" draw:fill-color="#dddddd" draw:textarea-horizontal-align="justify" draw:textarea-vertical-align="middle" draw:auto-grow-height="false" fo:min-height="5.959cm" fo:min-width="31.727cm"/>
    </style:style>
    <style:style style:name="gr3" style:family="graphic" style:parent-style-name="standard">
      <style:graphic-properties draw:stroke="none" draw:fill-color="#dddddd" draw:textarea-horizontal-align="justify" draw:textarea-vertical-align="middle" draw:auto-grow-height="false" fo:min-height="5.402cm" fo:min-width="31.874cm"/>
    </style:style>
    <style:style style:name="gr4" style:family="graphic" style:parent-style-name="standard">
      <style:graphic-properties draw:stroke="solid" svg:stroke-width="0.106cm" svg:stroke-color="#000000" draw:marker-start-width="0.359cm" draw:marker-end-width="0.359cm" draw:fill-color="#ffffff" draw:textarea-horizontal-align="justify" draw:textarea-vertical-align="middle" draw:auto-grow-height="false" fo:min-height="1.048cm" fo:min-width="2.493cm" fo:padding-top="0.178cm" fo:padding-bottom="0.178cm" fo:padding-left="0.303cm" fo:padding-right="0.303cm"/>
    </style:style>
    <style:style style:name="gr5" style:family="graphic" style:parent-style-name="standard">
      <style:graphic-properties draw:stroke="solid" svg:stroke-width="0.106cm" svg:stroke-color="#000000" draw:marker-start-width="0.359cm" draw:marker-end-width="0.359cm" draw:fill-color="#ffffff" draw:textarea-horizontal-align="justify" draw:textarea-vertical-align="middle" draw:auto-grow-height="false" fo:min-height="0.942cm" fo:min-width="2.387cm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081cm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1.251cm"/>
    </style:style>
    <style:style style:name="gr8" style:family="graphic" style:parent-style-name="standard">
      <style:graphic-properties draw:stroke="none" svg:stroke-color="#000000" draw:fill="none" draw:fill-color="#ffffff" fo:min-height="1.187cm"/>
    </style:style>
    <style:style style:name="gr9" style:family="graphic" style:parent-style-name="objectwithoutfill">
      <style:graphic-properties draw:stroke="solid" svg:stroke-width="0.081cm" draw:marker-start-width="0.442cm" draw:marker-end="Symmetric_20_Arrow" draw:marker-end-width="0.442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draw:marker-start-width="0.442cm" draw:marker-end="Symmetric_20_Arrow" draw:marker-end-width="0.442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draw:marker-start-width="0.563cm" draw:marker-end="Symmetric_20_Arrow" draw:marker-end-width="0.563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fo:min-height="1.255cm"/>
    </style:style>
    <style:style style:name="gr13" style:family="graphic" style:parent-style-name="standard">
      <style:graphic-properties draw:stroke="none" draw:fill-color="#000000" draw:textarea-horizontal-align="justify" draw:textarea-vertical-align="middle" draw:auto-grow-height="false" fo:min-height="0.217cm" fo:min-width="0.044cm"/>
    </style:style>
    <style:style style:name="gr14" style:family="graphic" style:parent-style-name="objectwithoutfill">
      <style:graphic-properties svg:stroke-width="0.081cm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draw:fill-color="#000000" draw:textarea-horizontal-align="justify" draw:textarea-vertical-align="middle" draw:auto-grow-height="false" fo:min-height="0.217cm" fo:min-width="0cm"/>
    </style:style>
    <style:style style:name="gr16" style:family="graphic" style:parent-style-name="standard">
      <style:graphic-properties draw:stroke="solid" svg:stroke-width="0.106cm" svg:stroke-color="#000000" draw:marker-start-width="0.359cm" draw:marker-end-width="0.359cm" draw:fill-color="#ffffff" draw:textarea-horizontal-align="justify" draw:textarea-vertical-align="middle" draw:auto-grow-height="false" fo:min-height="0.721cm" fo:min-width="1.629cm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fo:min-height="1.172cm"/>
    </style:style>
    <style:style style:name="gr18" style:family="graphic" style:parent-style-name="objectwithoutfill">
      <style:graphic-properties svg:stroke-width="0.159cm" draw:marker-start-width="0.437cm" draw:marker-end="Symmetric_20_Arrow" draw:marker-end-width="0.537cm" draw:fill="none" draw:textarea-vertical-align="middle" fo:padding-top="0.203cm" fo:padding-bottom="0.203cm" fo:padding-left="0.328cm" fo:padding-right="0.328cm"/>
    </style:style>
    <style:style style:name="gr19" style:family="graphic" style:parent-style-name="standard">
      <style:graphic-properties draw:stroke="none" svg:stroke-color="#000000" draw:fill="none" draw:fill-color="#ffffff" fo:min-height="1.25cm"/>
    </style:style>
    <style:style style:name="gr20" style:family="graphic" style:parent-style-name="standard">
      <style:graphic-properties draw:stroke="solid" svg:stroke-width="0.081cm" svg:stroke-color="#000000" draw:marker-start-width="0.321cm" draw:marker-end-width="0.321cm" draw:fill-color="#00ffff" draw:textarea-horizontal-align="justify" draw:textarea-vertical-align="middle" draw:auto-grow-height="false" fo:min-height="0.826cm" fo:min-width="5.048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000000" draw:marker-start-width="0.442cm" draw:marker-end-width="0.442cm" draw:fill-color="#00ffff" draw:textarea-horizontal-align="justify" draw:textarea-vertical-align="middle" draw:auto-grow-height="false" fo:min-height="0.062cm" fo:min-width="5.048cm" fo:padding-top="0.165cm" fo:padding-bottom="0.165cm" fo:padding-left="0.29cm" fo:padding-right="0.29cm"/>
    </style:style>
    <style:style style:name="gr22" style:family="graphic" style:parent-style-name="standard">
      <style:graphic-properties draw:stroke="solid" svg:stroke-width="0.081cm" svg:stroke-color="#000000" draw:marker-start-width="0.321cm" draw:marker-end-width="0.321cm" draw:fill-color="#00ffff" draw:textarea-horizontal-align="justify" draw:textarea-vertical-align="middle" draw:auto-grow-height="false" fo:min-height="0.64cm" fo:min-width="0.192cm" fo:padding-top="0.165cm" fo:padding-bottom="0.165cm" fo:padding-left="0.29cm" fo:padding-right="0.29cm"/>
    </style:style>
    <style:style style:name="gr23" style:family="graphic" style:parent-style-name="standard">
      <style:graphic-properties draw:stroke="none" svg:stroke-color="#000000" draw:fill="none" draw:fill-color="#ffffff" fo:min-height="1.575cm"/>
    </style:style>
    <style:style style:name="gr24" style:family="graphic" style:parent-style-name="standard">
      <style:graphic-properties draw:stroke="none" svg:stroke-color="#000000" draw:fill="none" draw:fill-color="#ffffff" fo:min-height="0.788cm"/>
    </style:style>
    <style:style style:name="gr25" style:family="graphic" style:parent-style-name="standard">
      <style:graphic-properties draw:stroke="none" svg:stroke-color="#000000" draw:fill="none" draw:fill-color="#ffffff" fo:min-height="1.104cm"/>
    </style:style>
    <style:style style:name="gr26" style:family="graphic" style:parent-style-name="standard">
      <style:graphic-properties draw:stroke="none" svg:stroke-color="#000000" draw:fill="none" draw:fill-color="#ffffff" fo:min-height="1.321cm"/>
    </style:style>
    <style:style style:name="gr27" style:family="graphic" style:parent-style-name="standard">
      <style:graphic-properties svg:stroke-color="#000000" draw:fill-color="#000000" draw:textarea-horizontal-align="justify" draw:textarea-vertical-align="middle" draw:auto-grow-height="false" fo:min-height="0.368cm" fo:min-width="1.433cm"/>
    </style:style>
    <style:style style:name="gr28" style:family="graphic" style:parent-style-name="standard">
      <style:graphic-properties svg:stroke-color="#000000" draw:fill-color="#000000" draw:textarea-horizontal-align="justify" draw:textarea-vertical-align="middle" draw:auto-grow-height="false" fo:min-height="4.76cm" fo:min-width="0.106cm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0.279cm" fo:min-width="0.931cm"/>
    </style:style>
    <style:style style:name="gr30" style:family="graphic" style:parent-style-name="standard">
      <style:graphic-properties svg:stroke-color="#000000" draw:fill-color="#000000" draw:textarea-horizontal-align="justify" draw:textarea-vertical-align="middle" draw:auto-grow-height="false" fo:min-height="5.538cm" fo:min-width="0.106cm"/>
    </style:style>
    <style:style style:name="gr31" style:family="graphic" style:parent-style-name="standard">
      <style:graphic-properties svg:stroke-color="#000000" draw:fill-color="#000000" draw:textarea-horizontal-align="justify" draw:textarea-vertical-align="middle" draw:auto-grow-height="false" fo:min-height="0.279cm" fo:min-width="1.142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00ffff"/>
      <style:paragraph-properties fo:text-align="center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2.985cm" svg:height="4.497cm" svg:x="3.527cm" svg:y="8.0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2.897cm" svg:height="6.879cm" svg:x="3.527cm" svg:y="12.8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2.984cm" svg:height="6.262cm" svg:x="3.66cm" svg:y="1.6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233cm" svg:height="1.836cm" svg:x="3.889cm" svg:y="3.445cm">
          <text:p text:style-name="P2"><text:span text:style-name="T1">Forwa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4.233cm" svg:height="1.836cm" svg:x="9.589cm" svg:y="3.446cm">
          <text:p text:style-name="P2"><text:span text:style-name="T1">Backwa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4.233cm" svg:height="1.836cm" svg:x="15.212cm" svg:y="5.762cm">
          <text:p text:style-name="P2"><text:span text:style-name="T1">Up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4.233cm" svg:height="1.836cm" svg:x="15.234cm" svg:y="3.469cm">
          <text:p text:style-name="P2"><text:span text:style-name="T1">Backwa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4.233cm" svg:height="1.836cm" svg:x="20.9cm" svg:y="5.84cm">
          <text:p text:style-name="P2"><text:span text:style-name="T1">Up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8.157cm" svg:y1="4.382cm" svg:x2="9.59cm" svg:y2="4.382cm">
          <text:p/>
        </draw:line>
        <draw:line draw:style-name="gr6" draw:text-style-name="P4" draw:layer="layout" svg:x1="13.804cm" svg:y1="4.404cm" svg:x2="15.237cm" svg:y2="4.404cm">
          <text:p/>
        </draw:line>
        <draw:line draw:style-name="gr6" draw:text-style-name="P4" draw:layer="layout" svg:x1="13.784cm" svg:y1="4.404cm" svg:x2="15.565cm" svg:y2="6.234cm">
          <text:p/>
        </draw:line>
        <draw:line draw:style-name="gr6" draw:text-style-name="P4" draw:layer="layout" svg:x1="19.52cm" svg:y1="4.472cm" svg:x2="21.301cm" svg:y2="6.302cm">
          <text:p/>
        </draw:line>
        <draw:frame draw:style-name="gr7" draw:text-style-name="P5" draw:layer="layout" svg:width="10.193cm" svg:height="1.501cm" svg:x="16.292cm" svg:y="1.718cm">
          <draw:text-box>
            <text:p><text:span text:style-name="T2">TrainingPattern <text:s text:c="2"/></text:span></text:p>
          </draw:text-box>
        </draw:frame>
        <draw:line draw:style-name="gr6" draw:text-style-name="P4" draw:layer="layout" svg:x1="10.043cm" svg:y1="10.874cm" svg:x2="11.476cm" svg:y2="10.874cm">
          <text:p/>
        </draw:line>
        <draw:line draw:style-name="gr6" draw:text-style-name="P4" draw:layer="layout" svg:x1="20.214cm" svg:y1="10.793cm" svg:x2="21.047cm" svg:y2="10.793cm">
          <text:p/>
        </draw:line>
        <draw:line draw:style-name="gr6" draw:text-style-name="P4" draw:layer="layout" svg:x1="27.031cm" svg:y1="10.756cm" svg:x2="28.464cm" svg:y2="10.756cm">
          <text:p/>
        </draw:line>
        <draw:frame draw:style-name="gr8" draw:text-style-name="P5" draw:layer="layout" svg:width="8.312cm" svg:height="1.437cm" svg:x="16.544cm" svg:y="8.265cm">
          <draw:text-box>
            <text:p><text:span text:style-name="T2">TrainingEpoch</text:span><text:span text:style-name="T3"> </text:span></text:p>
          </draw:text-box>
        </draw:frame>
        <draw:custom-shape draw:style-name="gr5" draw:text-style-name="P3" draw:layer="layout" svg:width="4.233cm" svg:height="1.836cm" svg:x="17.208cm" svg:y="17.628cm">
          <text:p text:style-name="P2"><text:span text:style-name="T1">shuff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4" draw:layer="layout" svg:width="9.186cm" svg:height="1.997cm" draw:transform="skewX (0.096342174710087) rotate (-0.48956485518441) translate (8.98080221659597cm 14.2807143952412cm)" svg:viewBox="0 0 9187 1998" svg:d="M0 1998c4891 0 9187-1998 9187-1998">
          <text:p/>
        </draw:path>
        <draw:path draw:style-name="gr10" draw:text-style-name="P4" draw:layer="layout" svg:width="9.62cm" svg:height="1.778cm" draw:transform="skewX (-0.157428698529888) rotate (-2.67332081527972) translate (31.181cm 15.688cm)" svg:viewBox="0 0 9621 1779" svg:d="M0 0c6159 1 9621 1779 9621 1779">
          <text:p/>
        </draw:path>
        <draw:path draw:style-name="gr11" draw:text-style-name="P4" draw:layer="layout" svg:width="3.23cm" svg:height="0.362cm" draw:transform="skewX (0.0151843644923505) rotate (-0.819781149661737) translate (15.1959706731713cm 15.6204542346571cm)" svg:viewBox="0 0 3231 363" svg:d="M0 363c1812 0 3215-306 3231-363l-16 57">
          <text:p/>
        </draw:path>
        <draw:path draw:style-name="gr11" draw:text-style-name="P4" draw:layer="layout" svg:width="3.215cm" svg:height="0.757cm" draw:transform="skewX (-0.195302343298165) rotate (-2.20941230009962) translate (23.938cm 15.82cm)" svg:viewBox="0 0 3216 758" svg:d="M0 0c2136 1 3216 758 3216 758">
          <text:p/>
        </draw:path>
        <draw:frame draw:style-name="gr12" draw:text-style-name="P5" draw:layer="layout" svg:width="10.585cm" svg:height="1.505cm" svg:x="14.793cm" svg:y="12.606cm">
          <draw:text-box>
            <text:p><text:span text:style-name="T2">ParallelDNNTraining </text:span></text:p>
          </draw:text-box>
        </draw:frame>
        <draw:custom-shape draw:style-name="gr5" draw:text-style-name="P3" draw:layer="layout" svg:width="4.233cm" svg:height="1.836cm" svg:x="26.319cm" svg:y="5.664cm">
          <text:p text:style-name="P2"><text:span text:style-name="T1">Up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4.233cm" svg:height="1.836cm" svg:x="26.341cm" svg:y="3.371cm">
          <text:p text:style-name="P2"><text:span text:style-name="T1">Backwa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4.233cm" svg:height="1.836cm" svg:x="32.007cm" svg:y="5.742cm">
          <text:p text:style-name="P2"><text:span text:style-name="T1">Up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24.355cm" svg:y1="4.306cm" svg:x2="26.344cm" svg:y2="4.306cm">
          <text:p/>
        </draw:line>
        <draw:line draw:style-name="gr6" draw:text-style-name="P4" draw:layer="layout" svg:x1="24.891cm" svg:y1="4.306cm" svg:x2="26.672cm" svg:y2="6.136cm">
          <text:p/>
        </draw:line>
        <draw:line draw:style-name="gr6" draw:text-style-name="P4" draw:layer="layout" svg:x1="30.627cm" svg:y1="4.374cm" svg:x2="32.408cm" svg:y2="6.204cm">
          <text:p/>
        </draw:line>
        <draw:custom-shape draw:style-name="gr13" draw:text-style-name="P6" draw:layer="layout" svg:width="0.544cm" svg:height="0.467cm" svg:x="20.675cm" svg:y="4.0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544cm" svg:height="0.467cm" svg:x="21.908cm" svg:y="4.0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544cm" svg:height="0.467cm" svg:x="23.056cm" svg:y="4.09cm">
          <text:p/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7.086cm" svg:y1="10.804cm" svg:x2="17.595cm" svg:y2="10.804cm">
          <text:p/>
        </draw:line>
        <draw:custom-shape draw:style-name="gr15" draw:text-style-name="P6" draw:layer="layout" svg:width="0.366cm" svg:height="0.467cm" svg:x="18.036cm" svg:y="10.60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366cm" svg:height="0.467cm" svg:x="18.765cm" svg:y="10.60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366cm" svg:height="0.467cm" svg:x="19.537cm" svg:y="10.6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366cm" svg:height="0.467cm" svg:x="18.068cm" svg:y="14.73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366cm" svg:height="0.467cm" svg:x="18.897cm" svg:y="14.74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366cm" svg:height="0.467cm" svg:x="19.769cm" svg:y="14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3.161cm" svg:height="1.521cm" svg:x="5.066cm" svg:y="19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5" draw:layer="layout" svg:width="2.702cm" svg:height="1.422cm" svg:x="8.359cm" svg:y="20.036cm">
          <draw:text-box>
            <text:p><text:span text:style-name="T4">Task</text:span></text:p>
          </draw:text-box>
        </draw:frame>
        <draw:frame draw:style-name="gr17" draw:text-style-name="P5" draw:layer="layout" svg:width="6.358cm" svg:height="1.422cm" svg:x="19.93cm" svg:y="19.948cm">
          <draw:text-box>
            <text:p><text:span text:style-name="T4">Module task</text:span></text:p>
          </draw:text-box>
        </draw:frame>
        <draw:line draw:style-name="gr18" draw:text-style-name="P4" draw:layer="layout" svg:x1="26.98cm" svg:y1="20.78cm" svg:x2="28.277cm" svg:y2="20.78cm">
          <text:p/>
        </draw:line>
        <draw:frame draw:style-name="gr19" draw:text-style-name="P5" draw:layer="layout" svg:width="6.358cm" svg:height="1.5cm" svg:x="28.309cm" svg:y="20.102cm">
          <draw:text-box>
            <text:p><text:span text:style-name="T4">dependency</text:span></text:p>
          </draw:text-box>
        </draw:frame>
        <draw:custom-shape draw:style-name="gr20" draw:text-style-name="P7" draw:layer="layout" svg:width="5.628cm" svg:height="1.156cm" svg:x="10.787cm" svg:y="14.72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5.628cm" svg:height="0.392cm" draw:transform="skewX (1.0478956828974) translate (11.459cm 14.31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772cm" svg:height="0.97cm" draw:transform="skewX (0.565137611795764) rotate (0.565486677646163) translate (16.433cm 14.724cm)">
          <text:p/>
          <draw:enhanced-geometry svg:viewBox="0 0 21600 21600" draw:type="rectangle" draw:enhanced-path="M 0 0 L 21600 0 21600 21600 0 21600 0 0 Z N"/>
        </draw:custom-shape>
        <draw:frame draw:style-name="gr23" draw:text-style-name="P5" draw:layer="layout" svg:width="5.762cm" svg:height="1.825cm" svg:x="10.916cm" svg:y="14.804cm">
          <draw:text-box>
            <text:p><text:span text:style-name="T5">TrainingEpoch </text:span></text:p>
          </draw:text-box>
        </draw:frame>
        <draw:custom-shape draw:style-name="gr20" draw:text-style-name="P7" draw:layer="layout" svg:width="5.628cm" svg:height="1.156cm" svg:x="4.261cm" svg:y="14.81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5.628cm" svg:height="0.392cm" draw:transform="skewX (1.0478956828974) translate (4.933cm 14.4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772cm" svg:height="0.97cm" draw:transform="skewX (0.565137611795764) rotate (0.565486677646163) translate (9.907cm 14.814cm)">
          <text:p/>
          <draw:enhanced-geometry svg:viewBox="0 0 21600 21600" draw:type="rectangle" draw:enhanced-path="M 0 0 L 21600 0 21600 21600 0 21600 0 0 Z N"/>
        </draw:custom-shape>
        <draw:frame draw:style-name="gr24" draw:text-style-name="P5" draw:layer="layout" svg:width="5.618cm" svg:height="1.038cm" svg:x="4.334cm" svg:y="14.894cm">
          <draw:text-box>
            <text:p><text:span text:style-name="T5">TrainingEpoch </text:span></text:p>
          </draw:text-box>
        </draw:frame>
        <draw:custom-shape draw:style-name="gr20" draw:text-style-name="P7" draw:layer="layout" svg:width="5.628cm" svg:height="1.156cm" svg:x="21.165cm" svg:y="14.66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5.628cm" svg:height="0.392cm" draw:transform="skewX (1.0478956828974) translate (21.837cm 14.252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772cm" svg:height="0.97cm" draw:transform="skewX (0.565137611795764) rotate (0.565486677646163) translate (26.811cm 14.666cm)">
          <text:p/>
          <draw:enhanced-geometry svg:viewBox="0 0 21600 21600" draw:type="rectangle" draw:enhanced-path="M 0 0 L 21600 0 21600 21600 0 21600 0 0 Z N"/>
        </draw:custom-shape>
        <draw:frame draw:style-name="gr24" draw:text-style-name="P5" draw:layer="layout" svg:width="5.694cm" svg:height="1.038cm" svg:x="21.262cm" svg:y="14.746cm">
          <draw:text-box>
            <text:p><text:span text:style-name="T5">TrainingEpoch </text:span></text:p>
          </draw:text-box>
        </draw:frame>
        <draw:custom-shape draw:style-name="gr20" draw:text-style-name="P7" draw:layer="layout" svg:width="5.628cm" svg:height="1.156cm" svg:x="28.045cm" svg:y="14.6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7" draw:layer="layout" svg:width="5.628cm" svg:height="0.392cm" draw:transform="skewX (1.0478956828974) translate (28.717cm 14.206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772cm" svg:height="0.97cm" draw:transform="skewX (0.565137611795764) rotate (0.565486677646163) translate (33.691cm 14.62cm)">
          <text:p/>
          <draw:enhanced-geometry svg:viewBox="0 0 21600 21600" draw:type="rectangle" draw:enhanced-path="M 0 0 L 21600 0 21600 21600 0 21600 0 0 Z N"/>
        </draw:custom-shape>
        <draw:frame draw:style-name="gr23" draw:text-style-name="P5" draw:layer="layout" svg:width="5.896cm" svg:height="1.825cm" svg:x="28.131cm" svg:y="14.647cm">
          <draw:text-box>
            <text:p><text:span text:style-name="T5">TrainingEpoch </text:span></text:p>
          </draw:text-box>
        </draw:frame>
        <draw:custom-shape draw:style-name="gr20" draw:text-style-name="P7" draw:layer="layout" svg:width="5.628cm" svg:height="1.156cm" svg:x="28.508cm" svg:y="10.32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5.628cm" svg:height="0.392cm" draw:transform="skewX (1.0478956828974) translate (29.18cm 9.912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772cm" svg:height="0.97cm" draw:transform="skewX (0.565137611795764) rotate (0.565486677646163) translate (34.154cm 10.326cm)">
          <text:p/>
          <draw:enhanced-geometry svg:viewBox="0 0 21600 21600" draw:type="rectangle" draw:enhanced-path="M 0 0 L 21600 0 21600 21600 0 21600 0 0 Z N"/>
        </draw:custom-shape>
        <draw:frame draw:style-name="gr24" draw:text-style-name="P5" draw:layer="layout" svg:width="5.819cm" svg:height="1.038cm" svg:x="28.48cm" svg:y="10.406cm">
          <draw:text-box>
            <text:p><text:span text:style-name="T5">TrainingPattern </text:span></text:p>
          </draw:text-box>
        </draw:frame>
        <draw:custom-shape draw:style-name="gr20" draw:text-style-name="P7" draw:layer="layout" svg:width="5.628cm" svg:height="1.156cm" svg:x="21.064cm" svg:y="10.39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5.628cm" svg:height="0.392cm" draw:transform="skewX (1.0478956828974) translate (21.736cm 9.98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772cm" svg:height="0.97cm" draw:transform="skewX (0.565137611795764) rotate (0.565486677646163) translate (26.71cm 10.394cm)">
          <text:p/>
          <draw:enhanced-geometry svg:viewBox="0 0 21600 21600" draw:type="rectangle" draw:enhanced-path="M 0 0 L 21600 0 21600 21600 0 21600 0 0 Z N"/>
        </draw:custom-shape>
        <draw:frame draw:style-name="gr25" draw:text-style-name="P5" draw:layer="layout" svg:width="5.782cm" svg:height="1.354cm" svg:x="21.073cm" svg:y="10.474cm">
          <draw:text-box>
            <text:p><text:span text:style-name="T5">TrainingPattern </text:span></text:p>
          </draw:text-box>
        </draw:frame>
        <draw:custom-shape draw:style-name="gr20" draw:text-style-name="P7" draw:layer="layout" svg:width="5.628cm" svg:height="1.156cm" svg:x="11.443cm" svg:y="10.39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5.628cm" svg:height="0.392cm" draw:transform="skewX (1.0478956828974) translate (12.115cm 9.981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772cm" svg:height="0.97cm" draw:transform="skewX (0.565137611795764) rotate (0.565486677646163) translate (17.089cm 10.395cm)">
          <text:p/>
          <draw:enhanced-geometry svg:viewBox="0 0 21600 21600" draw:type="rectangle" draw:enhanced-path="M 0 0 L 21600 0 21600 21600 0 21600 0 0 Z N"/>
        </draw:custom-shape>
        <draw:frame draw:style-name="gr23" draw:text-style-name="P5" draw:layer="layout" svg:width="5.914cm" svg:height="1.825cm" svg:x="11.415cm" svg:y="10.475cm">
          <draw:text-box>
            <text:p><text:span text:style-name="T5">TrainingPattern </text:span></text:p>
          </draw:text-box>
        </draw:frame>
        <draw:custom-shape draw:style-name="gr20" draw:text-style-name="P7" draw:layer="layout" svg:width="5.628cm" svg:height="1.156cm" svg:x="3.813cm" svg:y="10.53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5.628cm" svg:height="0.392cm" draw:transform="skewX (1.0478956828974) translate (4.485cm 10.122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772cm" svg:height="0.97cm" draw:transform="skewX (0.565137611795764) rotate (0.565486677646163) translate (9.459cm 10.536cm)">
          <text:p/>
          <draw:enhanced-geometry svg:viewBox="0 0 21600 21600" draw:type="rectangle" draw:enhanced-path="M 0 0 L 21600 0 21600 21600 0 21600 0 0 Z N"/>
        </draw:custom-shape>
        <draw:frame draw:style-name="gr26" draw:text-style-name="P5" draw:layer="layout" svg:width="5.73cm" svg:height="1.571cm" svg:x="3.874cm" svg:y="10.616cm">
          <draw:text-box>
            <text:p><text:span text:style-name="T5">TrainingPattern </text:span></text:p>
          </draw:text-box>
        </draw:frame>
        <draw:custom-shape draw:style-name="gr20" draw:text-style-name="P7" draw:layer="layout" svg:width="5.628cm" svg:height="1.156cm" svg:x="13.217cm" svg:y="20.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5.628cm" svg:height="0.392cm" draw:transform="skewX (1.0478956828974) translate (13.889cm 19.945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772cm" svg:height="0.97cm" draw:transform="skewX (0.565137611795764) rotate (0.565486677646163) translate (18.863cm 20.359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933cm" svg:height="0.618cm" svg:x="1.815cm" svg:y="4.67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606cm" svg:height="5.01cm" svg:x="1.802cm" svg:y="4.67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1.716cm" svg:height="0.973cm" svg:x="1.805cm" svg:y="8.966cm">
          <text:p/>
          <draw:enhanced-geometry svg:viewBox="0 0 21600 21600" draw:text-areas="0 ?f0 ?f5 ?f2" draw:type="right-arrow" draw:modifiers="14290.9726266744 4368.788501026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6" draw:layer="layout" svg:width="1.933cm" svg:height="0.618cm" svg:x="1.575cm" svg:y="10.88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0.606cm" svg:height="5.788cm" svg:x="1.562cm" svg:y="10.88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1.969cm" svg:height="0.973cm" svg:x="1.569cm" svg:y="16.073cm">
          <text:p/>
          <draw:enhanced-geometry svg:viewBox="0 0 21600 21600" draw:text-areas="0 ?f0 ?f5 ?f2" draw:type="right-arrow" draw:modifiers="13661.7258883249 5189.322381930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2.07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4T16:49:00.419776751</meta:creation-date>
    <dc:date>2019-08-06T10:27:42.908463905</dc:date>
    <meta:editing-duration>P3DT16H22M1S</meta:editing-duration>
    <meta:editing-cycles>122</meta:editing-cycles>
    <meta:generator>LibreOffice/5.1.6.2$Linux_X86_64 LibreOffice_project/10m0$Build-2</meta:generator>
    <meta:document-statistic meta:object-count="85"/>
  </office:meta>
</office:document-meta>
</file>